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svg:stroke-opacity="100%" draw:fill="solid" draw:fill-color="#eeeeee" draw:textarea-horizontal-align="justify" draw:textarea-vertical-align="middle" draw:auto-grow-height="false" fo:min-height="1.25cm" fo:min-width="3.75cm"/>
      <style:paragraph-properties style:writing-mode="lr-tb"/>
    </style:style>
    <style:style style:name="gr3" style:family="graphic" style:parent-style-name="standard">
      <style:graphic-properties svg:stroke-color="#000000" svg:stroke-opacity="100%" draw:fill="solid" draw:fill-color="#eeeeee" draw:textarea-horizontal-align="justify" draw:textarea-vertical-align="middle" draw:auto-grow-height="false" fo:min-height="1.25cm" fo:min-width="4.25cm"/>
      <style:paragraph-properties style:writing-mode="lr-tb"/>
    </style:style>
    <style:style style:name="gr4" style:family="graphic" style:parent-style-name="standard">
      <style:graphic-properties svg:stroke-color="#000000" svg:stroke-opacity="100%" draw:fill="solid" draw:fill-color="#eeeeee" draw:opacity="100%" draw:textarea-horizontal-align="justify" draw:textarea-vertical-align="middle" draw:auto-grow-height="false" fo:min-height="6.5cm" fo:min-width="7.25cm"/>
      <style:paragraph-properties style:writing-mode="lr-tb"/>
    </style:style>
    <style:style style:name="gr5" style:family="graphic" style:parent-style-name="standard">
      <style:graphic-properties svg:stroke-color="#000000" svg:stroke-opacity="100%" draw:fill="solid" draw:fill-color="#eeeeee" draw:textarea-horizontal-align="justify" draw:textarea-vertical-align="middle" draw:auto-grow-height="false" fo:min-height="1.25cm" fo:min-width="6.5cm"/>
      <style:paragraph-properties style:writing-mode="lr-tb"/>
    </style:style>
    <style:style style:name="gr6" style:family="graphic" style:parent-style-name="standard">
      <style:graphic-properties svg:stroke-color="#000000" svg:stroke-opacity="100%" draw:fill="solid" draw:fill-color="#eeeeee" draw:textarea-horizontal-align="justify" draw:textarea-vertical-align="middle" draw:auto-grow-height="false" fo:min-height="1.25cm" fo:min-width="7.25cm"/>
      <style:paragraph-properties style:writing-mode="lr-tb"/>
    </style:style>
    <style:style style:name="gr7" style:family="graphic" style:parent-style-name="standard">
      <style:graphic-properties svg:stroke-color="#000000" svg:stroke-opacity="100%" draw:fill="solid" draw:fill-color="#eeeeee" draw:textarea-horizontal-align="justify" draw:textarea-vertical-align="middle" draw:auto-grow-height="false" fo:min-height="1.25cm" fo:min-width="6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603cm" fo:min-width="6.843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603cm" fo:min-width="7.819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603cm" fo:min-width="6.843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603cm" fo:min-width="7.81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eeeeee" draw:opacity="100%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bold" style:letter-kerning="true" style:font-name-asian="Noto Sans CJK SC" style:font-size-asian="9pt" style:font-style-asian="italic" style:font-weight-asian="bold" style:font-name-complex="Noto Sans Devanagari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5.592cm" svg:y1="10.077cm" svg:x2="45.842cm" svg:y2="10.077cm">
          <text:p/>
        </draw:line>
        <draw:line draw:style-name="gr1" draw:text-style-name="P1" draw:layer="layout" svg:x1="5.513cm" svg:y1="5.077cm" svg:x2="45.763cm" svg:y2="5.077cm">
          <text:p/>
        </draw:line>
        <draw:custom-shape draw:style-name="gr2" draw:text-style-name="P3" draw:layer="layout" svg:width="4.25cm" svg:height="1.5cm" svg:x="12.263cm" svg:y="4.327cm">
          <text:p text:style-name="P2">Linear layer 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5cm" svg:height="1.5cm" svg:x="12.342cm" svg:y="9.327cm">
          <text:p text:style-name="P2">Linear layer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5cm" svg:height="1.5cm" svg:x="6.592cm" svg:y="9.327cm">
          <text:p text:style-name="P2">Encoding for <text:span text:style-name="T1">x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75cm" svg:height="6.75cm" svg:x="18.013cm" svg:y="4.327cm">
          <text:p text:style-name="P2">Conrolled operator</text:p>
          <text:p text:style-name="P4"><text:span text:style-name="T3">(acting on </text:span><text:span text:style-name="T4">h</text:span><text:span text:style-name="T3">,</text:span></text:p>
          <text:p text:style-name="P2"><text:span text:style-name="T3">contoled by </text:span><text:span text:style-name="T5">i</text:span>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cm" svg:height="1.5cm" svg:x="27.092cm" svg:y="9.327cm">
          <text:p text:style-name="P2">Inverse to linear layer 2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75cm" svg:height="1.5cm" svg:x="35.592cm" svg:y="9.327cm">
          <text:p text:style-name="P2">Inverse to encoding for <text:span text:style-name="T1">x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6.5cm" svg:height="1.5cm" svg:x="27.013cm" svg:y="4.327cm">
          <text:p text:style-name="P2">Non-Gaussian lay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343cm" svg:height="1.853cm" draw:transform="rotate (0.758520092916736) translate (1.75cm 6.175cm)">
          <text:p text:style-name="P4"><text:span text:style-name="T3">Hidden layer qumodes</text:span></text:p>
          <text:p text:style-name="P4"><text:span text:style-name="T3">group </text:span><text:span text:style-name="T4">h </text:span><text:span text:style-name="T3">in a state </text:span><text:span text:style-name="T4">h</text:span><text:span text:style-name="T6">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8.319cm" svg:height="1.853cm" draw:transform="rotate (0.758520092916736) translate (1.25cm 11.452cm)">
          <text:p text:style-name="P4"><text:span text:style-name="T3">Input layer qumodes</text:span></text:p>
          <text:p text:style-name="P4"><text:span text:style-name="T3">group </text:span><text:span text:style-name="T4">i </text:span><text:span text:style-name="T3">in the vaccum st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343cm" svg:height="1.853cm" draw:transform="rotate (0.758520092916736) translate (44cm 6.801cm)">
          <text:p text:style-name="P4"><text:span text:style-name="T3">Hidden layer qumodes</text:span></text:p>
          <text:p text:style-name="P4"><text:span text:style-name="T3">group </text:span><text:span text:style-name="T4">h </text:span><text:span text:style-name="T3">in a state </text:span><text:span text:style-name="T4">h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8.319cm" svg:height="1.853cm" draw:transform="rotate (0.758520092916736) translate (43.5cm 12.078cm)">
          <text:p text:style-name="P4"><text:span text:style-name="T3">Input layer qumodes</text:span></text:p>
          <text:p text:style-name="P4"><text:span text:style-name="T3">group </text:span><text:span text:style-name="T4">i </text:span><text:span text:style-name="T3">in the vaccum st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3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6T15:31:09.753941666</meta:creation-date>
    <dc:date>2021-02-26T18:19:34.755071490</dc:date>
    <meta:editing-duration>PT2M28S</meta:editing-duration>
    <meta:editing-cycles>1</meta:editing-cycles>
    <meta:document-statistic meta:object-count="13"/>
    <meta:generator>LibreOffice/7.0.3.1$Linux_X86_64 LibreOffice_project/00$Build-1</meta:generator>
  </office:meta>
</office:document-meta>
</file>